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20c9" officeooo:paragraph-rsid="001420c9"/>
    </style:style>
    <style:style style:name="P2" style:family="paragraph" style:parent-style-name="Standard">
      <style:text-properties fo:font-weight="bold" officeooo:rsid="001590b4" officeooo:paragraph-rsid="001590b4" style:font-weight-asian="bold" style:font-weight-complex="bold"/>
    </style:style>
    <style:style style:name="P3" style:family="paragraph" style:parent-style-name="Standard">
      <style:text-properties fo:font-size="14pt" fo:font-weight="bold" officeooo:rsid="001420c9" officeooo:paragraph-rsid="001420c9" style:font-size-asian="14pt" style:font-weight-asian="bold" style:font-size-complex="14pt" style:font-weight-complex="bold"/>
    </style:style>
    <style:style style:name="P4" style:family="paragraph" style:parent-style-name="Standard">
      <style:text-properties officeooo:rsid="001590b4" officeooo:paragraph-rsid="001590b4"/>
    </style:style>
    <style:style style:name="P5" style:family="paragraph" style:parent-style-name="Standard">
      <style:text-properties officeooo:rsid="001420c9" officeooo:paragraph-rsid="001420c9"/>
    </style:style>
    <style:style style:name="P6" style:family="paragraph" style:parent-style-name="Standard">
      <style:text-properties officeooo:rsid="001420c9" officeooo:paragraph-rsid="001741a4"/>
    </style:style>
    <style:style style:name="P7" style:family="paragraph" style:parent-style-name="Standard">
      <style:text-properties fo:font-style="italic" officeooo:rsid="001420c9" officeooo:paragraph-rsid="001741a4" style:font-style-asian="italic" style:font-style-complex="italic"/>
    </style:style>
    <style:style style:name="P8" style:family="paragraph" style:parent-style-name="Standard">
      <style:text-properties fo:font-style="italic" officeooo:rsid="001420c9" officeooo:paragraph-rsid="001420c9" style:font-style-asian="italic" style:font-style-complex="italic"/>
    </style:style>
    <style:style style:name="P9" style:family="paragraph" style:parent-style-name="Standard">
      <style:text-properties officeooo:rsid="001741a4" officeooo:paragraph-rsid="001741a4"/>
    </style:style>
    <style:style style:name="P10" style:family="paragraph" style:parent-style-name="Standard">
      <style:text-properties officeooo:rsid="00192c12" officeooo:paragraph-rsid="00192c12"/>
    </style:style>
    <style:style style:name="P11" style:family="paragraph" style:parent-style-name="Standard">
      <style:text-properties officeooo:paragraph-rsid="00192c12"/>
    </style:style>
    <style:style style:name="P12" style:family="paragraph" style:parent-style-name="Standard">
      <style:text-properties officeooo:paragraph-rsid="00220925"/>
    </style:style>
    <style:style style:name="P13" style:family="paragraph" style:parent-style-name="Standard">
      <style:text-properties officeooo:paragraph-rsid="0017c83e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officeooo:rsid="001741a4" officeooo:paragraph-rsid="0019a2cc"/>
    </style:style>
    <style:style style:name="P15" style:family="paragraph" style:parent-style-name="Standard">
      <style:paragraph-properties fo:margin-left="1.251cm" fo:margin-right="0cm" fo:text-indent="0cm" style:auto-text-indent="false"/>
      <style:text-properties officeooo:paragraph-rsid="0019a2cc"/>
    </style:style>
    <style:style style:name="P16" style:family="paragraph" style:parent-style-name="Standard">
      <style:paragraph-properties fo:margin-left="1.251cm" fo:margin-right="0cm" fo:text-indent="0cm" style:auto-text-indent="false"/>
      <style:text-properties officeooo:paragraph-rsid="00197716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officeooo:paragraph-rsid="001bd962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officeooo:paragraph-rsid="001ee6bf"/>
    </style:style>
    <style:style style:name="T1" style:family="text">
      <style:text-properties officeooo:rsid="001741a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officeooo:rsid="001741a4" style:font-style-asian="normal" style:font-style-complex="normal"/>
    </style:style>
    <style:style style:name="T4" style:family="text">
      <style:text-properties officeooo:rsid="0017c83e"/>
    </style:style>
    <style:style style:name="T5" style:family="text">
      <style:text-properties officeooo:rsid="00192c12"/>
    </style:style>
    <style:style style:name="T6" style:family="text">
      <style:text-properties officeooo:rsid="001bd962"/>
    </style:style>
    <style:style style:name="T7" style:family="text">
      <style:text-properties officeooo:rsid="001ee6bf"/>
    </style:style>
    <style:style style:name="T8" style:family="text">
      <style:text-properties officeooo:rsid="0022092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ock – Paper – Scissors | Project Draft</text:p>
      <text:p text:style-name="P1"/>
      <text:p text:style-name="P2">Plan</text:p>
      <text:p text:style-name="P4"/>
      <text:p text:style-name="P7">Does your program have a user interface? <text:span text:style-name="T3">Not at the start.</text:span></text:p>
      <text:p text:style-name="P7">What will it look like? </text:p>
      <text:p text:style-name="P7">What functionality will the interface have? </text:p>
      <text:p text:style-name="P7">Sketch this out on paper.</text:p>
      <text:p text:style-name="P1"/>
      <text:p text:style-name="P1"/>
      <text:p text:style-name="P6"><text:span text:style-name="T2">What inputs will your program have?</text:span> <text:span text:style-name="T1">Three values: Rock, Paper and Scissors.</text:span></text:p>
      <text:p text:style-name="P6"><text:span text:style-name="T2">Will the user enter data or will you get input from somewhere else?</text:span> <text:span text:style-name="T1">The user will enter a value through console.Log.</text:span></text:p>
      <text:p text:style-name="P1"/>
      <text:p text:style-name="P8">What’s the desired output?</text:p>
      <text:p text:style-name="P9">A value storing whether the computer or the player ‘won’ Rock Paper Scissors in the last instance.</text:p>
      <text:p text:style-name="P9">A seperate value containing the total number of times both the computer and the player ‘won’ Rock Paper Scissors.</text:p>
      <text:p text:style-name="P1"/>
      <text:p text:style-name="P1">Given your inputs, what are the steps necessary to return the desired output?</text:p>
      <text:p text:style-name="P11"><text:span text:style-name="T5">Player inputs either Rock, Paper or Scissors. <text:s/></text:span></text:p>
      <text:p text:style-name="P10"/>
      <text:p text:style-name="P10">A function called ComputerPlay which randomly returns either Rock, Paper or Scissors.</text:p>
      <text:p text:style-name="P1"/>
      <text:p text:style-name="P12"><text:span text:style-name="T1">A </text:span><text:span text:style-name="T4">function </text:span><text:span text:style-name="T5">called Gameplay</text:span><text:span text:style-name="T1"> which </text:span><text:span text:style-name="T4">returns </text:span><text:span text:style-name="T5">the Player input followed by the computer input.</text:span></text:p>
      <text:p text:style-name="P12"/>
      <text:p text:style-name="P12"><text:span text:style-name="T8">A message displays depending on the player&gt;computer inputs:</text:span><text:span text:style-name="T1"> </text:span></text:p>
      <text:p text:style-name="P9"/>
      <text:p text:style-name="P17"><text:span text:style-name="T1">If Rock &gt; Scissors, "You </text:span><text:span text:style-name="T6">win</text:span><text:span text:style-name="T1">! </text:span><text:span text:style-name="T6">Rock</text:span><text:span text:style-name="T1"> beats </text:span><text:span text:style-name="T6">Scissors.</text:span><text:span text:style-name="T1">"</text:span></text:p>
      <text:p text:style-name="P17"><text:span text:style-name="T1">If Scissors &gt; Paper, "You </text:span><text:span text:style-name="T6">win</text:span><text:span text:style-name="T1">! </text:span><text:span text:style-name="T6">Scissors</text:span><text:span text:style-name="T1"> beats </text:span><text:span text:style-name="T6">Paper.</text:span><text:span text:style-name="T1">"</text:span></text:p>
      <text:p text:style-name="P17"><text:span text:style-name="T1">If Paper &gt; Rock, "You </text:span><text:span text:style-name="T6">win</text:span><text:span text:style-name="T1">! </text:span><text:span text:style-name="T6">Paper</text:span><text:span text:style-name="T1"> beats </text:span><text:span text:style-name="T6">Rock.</text:span><text:span text:style-name="T1">"</text:span></text:p>
      <text:p text:style-name="P14"/>
      <text:p text:style-name="P15"><text:span text:style-name="T1">If Paper &gt; Scissors, "You </text:span><text:span text:style-name="T6">l</text:span><text:span text:style-name="T1">ose! </text:span><text:span text:style-name="T6">Scissors</text:span><text:span text:style-name="T1"> beats </text:span><text:span text:style-name="T6">Paper.</text:span><text:span text:style-name="T1">"</text:span></text:p>
      <text:p text:style-name="P17"><text:span text:style-name="T1">If Rock &gt; Paper, "You </text:span><text:span text:style-name="T6">l</text:span><text:span text:style-name="T1">ose! </text:span><text:span text:style-name="T6">Paper</text:span><text:span text:style-name="T1"> beats </text:span><text:span text:style-name="T6">Rock.</text:span><text:span text:style-name="T1">"</text:span></text:p>
      <text:p text:style-name="P17"><text:span text:style-name="T1">If Scissors &gt; Rock, "You </text:span><text:span text:style-name="T6">l</text:span><text:span text:style-name="T1">ose! </text:span><text:span text:style-name="T6">Rock</text:span><text:span text:style-name="T1"> beats </text:span><text:span text:style-name="T6">Scissors.</text:span><text:span text:style-name="T1">"</text:span></text:p>
      <text:p text:style-name="P14"/>
      <text:p text:style-name="P16"><text:span text:style-name="T1">If Rock &gt; Rock, “</text:span><text:span text:style-name="T7">It’s a draw. Rock versus Rock...”</text:span></text:p>
      <text:p text:style-name="P18"><text:span text:style-name="T1">If Paper &gt; Paper, “</text:span><text:span text:style-name="T7">It’s a draw. Paper versus Paper...”</text:span></text:p>
      <text:p text:style-name="P18">If Scissors &gt; Scissors, <text:span text:style-name="T1">“</text:span><text:span text:style-name="T7">It’s a draw. Scissors versus Scissors…”</text:span></text:p>
      <text:p text:style-name="P18"/>
      <text:p text:style-name="P13"><text:span text:style-name="T4">A separate function will then store the </text:span><text:span text:style-name="T8">total </text:span><text:span text:style-name="T4">number of times Player or Computer </text:span><text:span text:style-name="T8">win</text:span><text:span text:style-name="T4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i-monospace" svg:font-family="ui-monospace, SFMono-Regular, Menlo, Monaco, Consolas, 'Liberation Mono', 'Courier New'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2T13:00:16.017200213</meta:creation-date>
    <dc:date>2022-05-06T08:41:30.565090299</dc:date>
    <meta:editing-duration>PT22M58S</meta:editing-duration>
    <meta:editing-cycles>1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260" meta:character-count="1534" meta:non-whitespace-character-count="1293"/>
  </office:meta>
</office:document-meta>
</file>